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6.3031in" svg:height="3.5453in" svg:x="3.4768in" svg:y="0.1673in">
            <draw:object draw:notify-on-update-of-ranges="out.B1:out.B211 out.C1:out.C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5in" svg:height="3.5449in" svg:x="3.4331in" svg:y="3.9217in">
            <draw:object draw:notify-on-update-of-ranges="out.E1:out.E2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25in" svg:height="3.5453in" svg:x="10.0614in" svg:y="0.0417in">
            <draw:object draw:notify-on-update-of-ranges="out.D1:out.D2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60077" calcext:value-type="float">
            <text:p>6007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0.0816327" calcext:value-type="float">
            <text:p>0.0816327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.0842105" calcext:value-type="float">
            <text:p>0.0842105</text:p>
          </table:table-cell>
          <table:table-cell office:value-type="float" office:value="8367" calcext:value-type="float">
            <text:p>83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0.116883" calcext:value-type="float">
            <text:p>0.116883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152542" calcext:value-type="float">
            <text:p>0.152542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0.152174" calcext:value-type="float">
            <text:p>0.152174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.164706" calcext:value-type="float">
            <text:p>0.164706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5268" calcext:value-type="float">
            <text:p>526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0.164835" calcext:value-type="float">
            <text:p>0.164835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0.169492" calcext:value-type="float">
            <text:p>0.169492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0.156522" calcext:value-type="float">
            <text:p>0.156522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108108" calcext:value-type="float">
            <text:p>0.108108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0.0918367" calcext:value-type="float">
            <text:p>0.0918367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0.116883" calcext:value-type="float">
            <text:p>0.116883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128205" calcext:value-type="float">
            <text:p>0.128205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0.163043" calcext:value-type="float">
            <text:p>0.163043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0.174419" calcext:value-type="float">
            <text:p>0.174419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0.223529" calcext:value-type="float">
            <text:p>0.223529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.25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0.234043" calcext:value-type="float">
            <text:p>0.234043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0.375" calcext:value-type="float">
            <text:p>0.375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0.287356" calcext:value-type="float">
            <text:p>0.287356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0.338462" calcext:value-type="float">
            <text:p>0.338462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0.252252" calcext:value-type="float">
            <text:p>0.252252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0.311111" calcext:value-type="float">
            <text:p>0.311111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0.355263" calcext:value-type="float">
            <text:p>0.355263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0.355263" calcext:value-type="float">
            <text:p>0.355263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0.321839" calcext:value-type="float">
            <text:p>0.321839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0.315217" calcext:value-type="float">
            <text:p>0.315217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0.320755" calcext:value-type="float">
            <text:p>0.320755</text:p>
          </table:table-cell>
          <table:table-cell office:value-type="float" office:value="7731" calcext:value-type="float">
            <text:p>773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0.330189" calcext:value-type="float">
            <text:p>0.330189</text:p>
          </table:table-cell>
          <table:table-cell office:value-type="float" office:value="7859" calcext:value-type="float">
            <text:p>78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0.351064" calcext:value-type="float">
            <text:p>0.351064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0.354167" calcext:value-type="float">
            <text:p>0.354167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0.327586" calcext:value-type="float">
            <text:p>0.327586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0.368932" calcext:value-type="float">
            <text:p>0.368932</text:p>
          </table:table-cell>
          <table:table-cell office:value-type="float" office:value="7212" calcext:value-type="float">
            <text:p>721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0.325203" calcext:value-type="float">
            <text:p>0.325203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0.307143" calcext:value-type="float">
            <text:p>0.307143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office:value-type="float" office:value="0.310811" calcext:value-type="float">
            <text:p>0.310811</text:p>
          </table:table-cell>
          <table:table-cell office:value-type="float" office:value="12391" calcext:value-type="float">
            <text:p>1239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0.393939" calcext:value-type="float">
            <text:p>0.393939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0.39604" calcext:value-type="float">
            <text:p>0.39604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float" office:value="0.343511" calcext:value-type="float">
            <text:p>0.343511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0.37963" calcext:value-type="float">
            <text:p>0.37963</text:p>
          </table:table-cell>
          <table:table-cell office:value-type="float" office:value="7797" calcext:value-type="float">
            <text:p>779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7764" calcext:value-type="float">
            <text:p>776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0.321918" calcext:value-type="float">
            <text:p>0.321918</text:p>
          </table:table-cell>
          <table:table-cell office:value-type="float" office:value="9269" calcext:value-type="float">
            <text:p>926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  <table:table-cell office:value-type="float" office:value="0.322148" calcext:value-type="float">
            <text:p>0.322148</text:p>
          </table:table-cell>
          <table:table-cell office:value-type="float" office:value="9448" calcext:value-type="float">
            <text:p>944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  <table:table-cell office:value-type="float" office:value="0.299435" calcext:value-type="float">
            <text:p>0.299435</text:p>
          </table:table-cell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0.405941" calcext:value-type="float">
            <text:p>0.405941</text:p>
          </table:table-cell>
          <table:table-cell office:value-type="float" office:value="7393" calcext:value-type="float">
            <text:p>7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0.354331" calcext:value-type="float">
            <text:p>0.354331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0.356589" calcext:value-type="float">
            <text:p>0.356589</text:p>
          </table:table-cell>
          <table:table-cell office:value-type="float" office:value="8944" calcext:value-type="float">
            <text:p>894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0.356589" calcext:value-type="float">
            <text:p>0.356589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  <table:table-cell office:value-type="float" office:value="0.331395" calcext:value-type="float">
            <text:p>0.331395</text:p>
          </table:table-cell>
          <table:table-cell office:value-type="float" office:value="11268" calcext:value-type="float">
            <text:p>1126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0.43956" calcext:value-type="float">
            <text:p>0.43956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0.44086" calcext:value-type="float">
            <text:p>0.44086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0.391304" calcext:value-type="float">
            <text:p>0.391304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0.379032" calcext:value-type="float">
            <text:p>0.379032</text:p>
          </table:table-cell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  <table:table-cell office:value-type="float" office:value="0.417476" calcext:value-type="float">
            <text:p>0.417476</text:p>
          </table:table-cell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  <table:table-cell office:value-type="float" office:value="0.417476" calcext:value-type="float">
            <text:p>0.41747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49" calcext:value-type="float">
            <text:p>149</text:p>
          </table:table-cell>
          <table:table-cell office:value-type="float" office:value="0.362416" calcext:value-type="float">
            <text:p>0.362416</text:p>
          </table:table-cell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  <table:table-cell office:value-type="float" office:value="0.417476" calcext:value-type="float">
            <text:p>0.417476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  <table:table-cell office:value-type="float" office:value="0.356688" calcext:value-type="float">
            <text:p>0.356688</text:p>
          </table:table-cell>
          <table:table-cell office:value-type="float" office:value="10606" calcext:value-type="float">
            <text:p>1060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office:value-type="float" office:value="0.351648" calcext:value-type="float">
            <text:p>0.351648</text:p>
          </table:table-cell>
          <table:table-cell office:value-type="float" office:value="11278" calcext:value-type="float">
            <text:p>1127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67" calcext:value-type="float">
            <text:p>67</text:p>
          </table:table-cell>
          <table:table-cell office:value-type="float" office:value="197" calcext:value-type="float">
            <text:p>197</text:p>
          </table:table-cell>
          <table:table-cell office:value-type="float" office:value="0.340102" calcext:value-type="float">
            <text:p>0.340102</text:p>
          </table:table-cell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0.393701" calcext:value-type="float">
            <text:p>0.393701</text:p>
          </table:table-cell>
          <table:table-cell office:value-type="float" office:value="9591" calcext:value-type="float">
            <text:p>959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office:value-type="float" office:value="0.382353" calcext:value-type="float">
            <text:p>0.382353</text:p>
          </table:table-cell>
          <table:table-cell office:value-type="float" office:value="10159" calcext:value-type="float">
            <text:p>1015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53" calcext:value-type="float">
            <text:p>53</text:p>
          </table:table-cell>
          <table:table-cell office:value-type="float" office:value="139" calcext:value-type="float">
            <text:p>139</text:p>
          </table:table-cell>
          <table:table-cell office:value-type="float" office:value="0.381295" calcext:value-type="float">
            <text:p>0.381295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0.377907" calcext:value-type="float">
            <text:p>0.377907</text:p>
          </table:table-cell>
          <table:table-cell office:value-type="float" office:value="11893" calcext:value-type="float">
            <text:p>1189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68" calcext:value-type="float">
            <text:p>68</text:p>
          </table:table-cell>
          <table:table-cell office:value-type="float" office:value="182" calcext:value-type="float">
            <text:p>182</text:p>
          </table:table-cell>
          <table:table-cell office:value-type="float" office:value="0.373626" calcext:value-type="float">
            <text:p>0.373626</text:p>
          </table:table-cell>
          <table:table-cell office:value-type="float" office:value="12811" calcext:value-type="float">
            <text:p>12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0.462366" calcext:value-type="float">
            <text:p>0.462366</text:p>
          </table:table-cell>
          <table:table-cell office:value-type="float" office:value="10223" calcext:value-type="float">
            <text:p>1022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office:value-type="float" office:value="0.44697" calcext:value-type="float">
            <text:p>0.44697</text:p>
          </table:table-cell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56" calcext:value-type="float">
            <text:p>56</text:p>
          </table:table-cell>
          <table:table-cell office:value-type="float" office:value="129" calcext:value-type="float">
            <text:p>129</text:p>
          </table:table-cell>
          <table:table-cell office:value-type="float" office:value="0.434109" calcext:value-type="float">
            <text:p>0.434109</text:p>
          </table:table-cell>
          <table:table-cell office:value-type="float" office:value="9868" calcext:value-type="float">
            <text:p>986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0.462264" calcext:value-type="float">
            <text:p>0.462264</text:p>
          </table:table-cell>
          <table:table-cell office:value-type="float" office:value="9028" calcext:value-type="float">
            <text:p>902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0.440559" calcext:value-type="float">
            <text:p>0.440559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69" calcext:value-type="float">
            <text:p>69</text:p>
          </table:table-cell>
          <table:table-cell office:value-type="float" office:value="161" calcext:value-type="float">
            <text:p>16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11606" calcext:value-type="float">
            <text:p>1160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0.462264" calcext:value-type="float">
            <text:p>0.462264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0.469697" calcext:value-type="float">
            <text:p>0.469697</text:p>
          </table:table-cell>
          <table:table-cell office:value-type="float" office:value="10746" calcext:value-type="float">
            <text:p>1074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71" calcext:value-type="float">
            <text:p>71</text:p>
          </table:table-cell>
          <table:table-cell office:value-type="float" office:value="154" calcext:value-type="float">
            <text:p>154</text:p>
          </table:table-cell>
          <table:table-cell office:value-type="float" office:value="0.461039" calcext:value-type="float">
            <text:p>0.461039</text:p>
          </table:table-cell>
          <table:table-cell office:value-type="float" office:value="12137" calcext:value-type="float">
            <text:p>12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460" calcext:value-type="float">
            <text:p>460</text:p>
          </table:table-cell>
          <table:table-cell office:value-type="float" office:value="0.454348" calcext:value-type="float">
            <text:p>0.454348</text:p>
          </table:table-cell>
          <table:table-cell office:value-type="float" office:value="34599" calcext:value-type="float">
            <text:p>3459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69" calcext:value-type="float">
            <text:p>169</text:p>
          </table:table-cell>
          <table:table-cell office:value-type="float" office:value="351" calcext:value-type="float">
            <text:p>351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25394" calcext:value-type="float">
            <text:p>2539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0" calcext:value-type="float">
            <text:p>170</text:p>
          </table:table-cell>
          <table:table-cell office:value-type="float" office:value="354" calcext:value-type="float">
            <text:p>354</text:p>
          </table:table-cell>
          <table:table-cell office:value-type="float" office:value="0.480226" calcext:value-type="float">
            <text:p>0.480226</text:p>
          </table:table-cell>
          <table:table-cell office:value-type="float" office:value="23328" calcext:value-type="float">
            <text:p>23328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98" calcext:value-type="float">
            <text:p>198</text:p>
          </table:table-cell>
          <table:table-cell office:value-type="float" office:value="426" calcext:value-type="float">
            <text:p>426</text:p>
          </table:table-cell>
          <table:table-cell office:value-type="float" office:value="0.464789" calcext:value-type="float">
            <text:p>0.464789</text:p>
          </table:table-cell>
          <table:table-cell office:value-type="float" office:value="28646" calcext:value-type="float">
            <text:p>2864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53" calcext:value-type="float">
            <text:p>253</text:p>
          </table:table-cell>
          <table:table-cell office:value-type="float" office:value="548" calcext:value-type="float">
            <text:p>548</text:p>
          </table:table-cell>
          <table:table-cell office:value-type="float" office:value="0.461679" calcext:value-type="float">
            <text:p>0.461679</text:p>
          </table:table-cell>
          <table:table-cell office:value-type="float" office:value="36771" calcext:value-type="float">
            <text:p>3677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79" calcext:value-type="float">
            <text:p>279</text:p>
          </table:table-cell>
          <table:table-cell office:value-type="float" office:value="621" calcext:value-type="float">
            <text:p>621</text:p>
          </table:table-cell>
          <table:table-cell office:value-type="float" office:value="0.449275" calcext:value-type="float">
            <text:p>0.449275</text:p>
          </table:table-cell>
          <table:table-cell office:value-type="float" office:value="39507" calcext:value-type="float">
            <text:p>39507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68" calcext:value-type="float">
            <text:p>168</text:p>
          </table:table-cell>
          <table:table-cell office:value-type="float" office:value="345" calcext:value-type="float">
            <text:p>345</text:p>
          </table:table-cell>
          <table:table-cell office:value-type="float" office:value="0.486957" calcext:value-type="float">
            <text:p>0.486957</text:p>
          </table:table-cell>
          <table:table-cell office:value-type="float" office:value="23970" calcext:value-type="float">
            <text:p>23970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84" calcext:value-type="float">
            <text:p>184</text:p>
          </table:table-cell>
          <table:table-cell office:value-type="float" office:value="377" calcext:value-type="float">
            <text:p>377</text:p>
          </table:table-cell>
          <table:table-cell office:value-type="float" office:value="0.488064" calcext:value-type="float">
            <text:p>0.488064</text:p>
          </table:table-cell>
          <table:table-cell office:value-type="float" office:value="24785" calcext:value-type="float">
            <text:p>2478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30" calcext:value-type="float">
            <text:p>230</text:p>
          </table:table-cell>
          <table:table-cell office:value-type="float" office:value="475" calcext:value-type="float">
            <text:p>475</text:p>
          </table:table-cell>
          <table:table-cell office:value-type="float" office:value="0.484211" calcext:value-type="float">
            <text:p>0.484211</text:p>
          </table:table-cell>
          <table:table-cell office:value-type="float" office:value="30762" calcext:value-type="float">
            <text:p>30762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25" calcext:value-type="float">
            <text:p>225</text:p>
          </table:table-cell>
          <table:table-cell office:value-type="float" office:value="467" calcext:value-type="float">
            <text:p>467</text:p>
          </table:table-cell>
          <table:table-cell office:value-type="float" office:value="0.481799" calcext:value-type="float">
            <text:p>0.481799</text:p>
          </table:table-cell>
          <table:table-cell office:value-type="float" office:value="29284" calcext:value-type="float">
            <text:p>292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452" calcext:value-type="float">
            <text:p>452</text:p>
          </table:table-cell>
          <table:table-cell office:value-type="float" office:value="0.486726" calcext:value-type="float">
            <text:p>0.486726</text:p>
          </table:table-cell>
          <table:table-cell office:value-type="float" office:value="29032" calcext:value-type="float">
            <text:p>29032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56" calcext:value-type="float">
            <text:p>256</text:p>
          </table:table-cell>
          <table:table-cell office:value-type="float" office:value="534" calcext:value-type="float">
            <text:p>534</text:p>
          </table:table-cell>
          <table:table-cell office:value-type="float" office:value="0.479401" calcext:value-type="float">
            <text:p>0.479401</text:p>
          </table:table-cell>
          <table:table-cell office:value-type="float" office:value="33801" calcext:value-type="float">
            <text:p>3380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84" calcext:value-type="float">
            <text:p>284</text:p>
          </table:table-cell>
          <table:table-cell office:value-type="float" office:value="592" calcext:value-type="float">
            <text:p>592</text:p>
          </table:table-cell>
          <table:table-cell office:value-type="float" office:value="0.47973" calcext:value-type="float">
            <text:p>0.47973</text:p>
          </table:table-cell>
          <table:table-cell office:value-type="float" office:value="37477" calcext:value-type="float">
            <text:p>3747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18" calcext:value-type="float">
            <text:p>218</text:p>
          </table:table-cell>
          <table:table-cell office:value-type="float" office:value="444" calcext:value-type="float">
            <text:p>444</text:p>
          </table:table-cell>
          <table:table-cell office:value-type="float" office:value="0.490991" calcext:value-type="float">
            <text:p>0.490991</text:p>
          </table:table-cell>
          <table:table-cell office:value-type="float" office:value="28996" calcext:value-type="float">
            <text:p>2899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5" calcext:value-type="float">
            <text:p>255</text:p>
          </table:table-cell>
          <table:table-cell office:value-type="float" office:value="519" calcext:value-type="float">
            <text:p>519</text:p>
          </table:table-cell>
          <table:table-cell office:value-type="float" office:value="0.491329" calcext:value-type="float">
            <text:p>0.491329</text:p>
          </table:table-cell>
          <table:table-cell office:value-type="float" office:value="33344" calcext:value-type="float">
            <text:p>333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80" calcext:value-type="float">
            <text:p>280</text:p>
          </table:table-cell>
          <table:table-cell office:value-type="float" office:value="572" calcext:value-type="float">
            <text:p>572</text:p>
          </table:table-cell>
          <table:table-cell office:value-type="float" office:value="0.48951" calcext:value-type="float">
            <text:p>0.48951</text:p>
          </table:table-cell>
          <table:table-cell office:value-type="float" office:value="45421" calcext:value-type="float">
            <text:p>4542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48" calcext:value-type="float">
            <text:p>348</text:p>
          </table:table-cell>
          <table:table-cell office:value-type="float" office:value="726" calcext:value-type="float">
            <text:p>726</text:p>
          </table:table-cell>
          <table:table-cell office:value-type="float" office:value="0.479339" calcext:value-type="float">
            <text:p>0.479339</text:p>
          </table:table-cell>
          <table:table-cell office:value-type="float" office:value="46672" calcext:value-type="float">
            <text:p>4667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68" calcext:value-type="float">
            <text:p>268</text:p>
          </table:table-cell>
          <table:table-cell office:value-type="float" office:value="552" calcext:value-type="float">
            <text:p>552</text:p>
          </table:table-cell>
          <table:table-cell office:value-type="float" office:value="0.485507" calcext:value-type="float">
            <text:p>0.485507</text:p>
          </table:table-cell>
          <table:table-cell office:value-type="float" office:value="35684" calcext:value-type="float">
            <text:p>3568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29" calcext:value-type="float">
            <text:p>329</text:p>
          </table:table-cell>
          <table:table-cell office:value-type="float" office:value="674" calcext:value-type="float">
            <text:p>674</text:p>
          </table:table-cell>
          <table:table-cell office:value-type="float" office:value="0.488131" calcext:value-type="float">
            <text:p>0.488131</text:p>
          </table:table-cell>
          <table:table-cell office:value-type="float" office:value="43430" calcext:value-type="float">
            <text:p>4343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91" calcext:value-type="float">
            <text:p>391</text:p>
          </table:table-cell>
          <table:table-cell office:value-type="float" office:value="805" calcext:value-type="float">
            <text:p>805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51009" calcext:value-type="float">
            <text:p>51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5" calcext:value-type="float">
            <text:p>445</text:p>
          </table:table-cell>
          <table:table-cell office:value-type="float" office:value="923" calcext:value-type="float">
            <text:p>923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58452" calcext:value-type="float">
            <text:p>58452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75" calcext:value-type="float">
            <text:p>375</text:p>
          </table:table-cell>
          <table:table-cell office:value-type="float" office:value="768" calcext:value-type="float">
            <text:p>768</text:p>
          </table:table-cell>
          <table:table-cell office:value-type="float" office:value="0.488281" calcext:value-type="float">
            <text:p>0.488281</text:p>
          </table:table-cell>
          <table:table-cell office:value-type="float" office:value="48089" calcext:value-type="float">
            <text:p>4808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87" calcext:value-type="float">
            <text:p>387</text:p>
          </table:table-cell>
          <table:table-cell office:value-type="float" office:value="795" calcext:value-type="float">
            <text:p>795</text:p>
          </table:table-cell>
          <table:table-cell office:value-type="float" office:value="0.486792" calcext:value-type="float">
            <text:p>0.486792</text:p>
          </table:table-cell>
          <table:table-cell office:value-type="float" office:value="50495" calcext:value-type="float">
            <text:p>5049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45" calcext:value-type="float">
            <text:p>445</text:p>
          </table:table-cell>
          <table:table-cell office:value-type="float" office:value="919" calcext:value-type="float">
            <text:p>919</text:p>
          </table:table-cell>
          <table:table-cell office:value-type="float" office:value="0.484222" calcext:value-type="float">
            <text:p>0.484222</text:p>
          </table:table-cell>
          <table:table-cell office:value-type="float" office:value="59142" calcext:value-type="float">
            <text:p>59142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509" calcext:value-type="float">
            <text:p>509</text:p>
          </table:table-cell>
          <table:table-cell office:value-type="float" office:value="1053" calcext:value-type="float">
            <text:p>1053</text:p>
          </table:table-cell>
          <table:table-cell office:value-type="float" office:value="0.483381" calcext:value-type="float">
            <text:p>0.483381</text:p>
          </table:table-cell>
          <table:table-cell office:value-type="float" office:value="66441" calcext:value-type="float">
            <text:p>6644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90" calcext:value-type="float">
            <text:p>590</text:p>
          </table:table-cell>
          <table:table-cell office:value-type="float" office:value="1226" calcext:value-type="float">
            <text:p>1226</text:p>
          </table:table-cell>
          <table:table-cell office:value-type="float" office:value="0.48124" calcext:value-type="float">
            <text:p>0.48124</text:p>
          </table:table-cell>
          <table:table-cell office:value-type="float" office:value="76029" calcext:value-type="float">
            <text:p>7602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70" calcext:value-type="float">
            <text:p>370</text:p>
          </table:table-cell>
          <table:table-cell office:value-type="float" office:value="748" calcext:value-type="float">
            <text:p>748</text:p>
          </table:table-cell>
          <table:table-cell office:value-type="float" office:value="0.494652" calcext:value-type="float">
            <text:p>0.494652</text:p>
          </table:table-cell>
          <table:table-cell office:value-type="float" office:value="47314" calcext:value-type="float">
            <text:p>4731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23" calcext:value-type="float">
            <text:p>423</text:p>
          </table:table-cell>
          <table:table-cell office:value-type="float" office:value="857" calcext:value-type="float">
            <text:p>857</text:p>
          </table:table-cell>
          <table:table-cell office:value-type="float" office:value="0.493582" calcext:value-type="float">
            <text:p>0.493582</text:p>
          </table:table-cell>
          <table:table-cell office:value-type="float" office:value="53701" calcext:value-type="float">
            <text:p>5370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69" calcext:value-type="float">
            <text:p>469</text:p>
          </table:table-cell>
          <table:table-cell office:value-type="float" office:value="948" calcext:value-type="float">
            <text:p>948</text:p>
          </table:table-cell>
          <table:table-cell office:value-type="float" office:value="0.494726" calcext:value-type="float">
            <text:p>0.494726</text:p>
          </table:table-cell>
          <table:table-cell office:value-type="float" office:value="65542" calcext:value-type="float">
            <text:p>65542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69" calcext:value-type="float">
            <text:p>469</text:p>
          </table:table-cell>
          <table:table-cell office:value-type="float" office:value="951" calcext:value-type="float">
            <text:p>951</text:p>
          </table:table-cell>
          <table:table-cell office:value-type="float" office:value="0.493165" calcext:value-type="float">
            <text:p>0.493165</text:p>
          </table:table-cell>
          <table:table-cell office:value-type="float" office:value="61374" calcext:value-type="float">
            <text:p>613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8" calcext:value-type="float">
            <text:p>458</text:p>
          </table:table-cell>
          <table:table-cell office:value-type="float" office:value="925" calcext:value-type="float">
            <text:p>925</text:p>
          </table:table-cell>
          <table:table-cell office:value-type="float" office:value="0.495135" calcext:value-type="float">
            <text:p>0.495135</text:p>
          </table:table-cell>
          <table:table-cell office:value-type="float" office:value="59141" calcext:value-type="float">
            <text:p>5914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534" calcext:value-type="float">
            <text:p>534</text:p>
          </table:table-cell>
          <table:table-cell office:value-type="float" office:value="1083" calcext:value-type="float">
            <text:p>1083</text:p>
          </table:table-cell>
          <table:table-cell office:value-type="float" office:value="0.493075" calcext:value-type="float">
            <text:p>0.493075</text:p>
          </table:table-cell>
          <table:table-cell office:value-type="float" office:value="68750" calcext:value-type="float">
            <text:p>68750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11" calcext:value-type="float">
            <text:p>611</text:p>
          </table:table-cell>
          <table:table-cell office:value-type="float" office:value="1239" calcext:value-type="float">
            <text:p>1239</text:p>
          </table:table-cell>
          <table:table-cell office:value-type="float" office:value="0.49314" calcext:value-type="float">
            <text:p>0.49314</text:p>
          </table:table-cell>
          <table:table-cell office:value-type="float" office:value="77822" calcext:value-type="float">
            <text:p>7782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54" calcext:value-type="float">
            <text:p>454</text:p>
          </table:table-cell>
          <table:table-cell office:value-type="float" office:value="912" calcext:value-type="float">
            <text:p>912</text:p>
          </table:table-cell>
          <table:table-cell office:value-type="float" office:value="0.497807" calcext:value-type="float">
            <text:p>0.497807</text:p>
          </table:table-cell>
          <table:table-cell office:value-type="float" office:value="57427" calcext:value-type="float">
            <text:p>5742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520" calcext:value-type="float">
            <text:p>520</text:p>
          </table:table-cell>
          <table:table-cell office:value-type="float" office:value="1045" calcext:value-type="float">
            <text:p>1045</text:p>
          </table:table-cell>
          <table:table-cell office:value-type="float" office:value="0.497608" calcext:value-type="float">
            <text:p>0.497608</text:p>
          </table:table-cell>
          <table:table-cell office:value-type="float" office:value="65574" calcext:value-type="float">
            <text:p>6557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01" calcext:value-type="float">
            <text:p>601</text:p>
          </table:table-cell>
          <table:table-cell office:value-type="float" office:value="1208" calcext:value-type="float">
            <text:p>1208</text:p>
          </table:table-cell>
          <table:table-cell office:value-type="float" office:value="0.497517" calcext:value-type="float">
            <text:p>0.497517</text:p>
          </table:table-cell>
          <table:table-cell office:value-type="float" office:value="75180" calcext:value-type="float">
            <text:p>75180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660" calcext:value-type="float">
            <text:p>660</text:p>
          </table:table-cell>
          <table:table-cell office:value-type="float" office:value="1330" calcext:value-type="float">
            <text:p>1330</text:p>
          </table:table-cell>
          <table:table-cell office:value-type="float" office:value="0.496241" calcext:value-type="float">
            <text:p>0.496241</text:p>
          </table:table-cell>
          <table:table-cell office:value-type="float" office:value="83547" calcext:value-type="float">
            <text:p>8354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583" calcext:value-type="float">
            <text:p>583</text:p>
          </table:table-cell>
          <table:table-cell office:value-type="float" office:value="1171" calcext:value-type="float">
            <text:p>1171</text:p>
          </table:table-cell>
          <table:table-cell office:value-type="float" office:value="0.497865" calcext:value-type="float">
            <text:p>0.497865</text:p>
          </table:table-cell>
          <table:table-cell office:value-type="float" office:value="72523" calcext:value-type="float">
            <text:p>7252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634" calcext:value-type="float">
            <text:p>634</text:p>
          </table:table-cell>
          <table:table-cell office:value-type="float" office:value="1275" calcext:value-type="float">
            <text:p>1275</text:p>
          </table:table-cell>
          <table:table-cell office:value-type="float" office:value="0.497255" calcext:value-type="float">
            <text:p>0.497255</text:p>
          </table:table-cell>
          <table:table-cell office:value-type="float" office:value="90931" calcext:value-type="float">
            <text:p>9093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727" calcext:value-type="float">
            <text:p>727</text:p>
          </table:table-cell>
          <table:table-cell office:value-type="float" office:value="1461" calcext:value-type="float">
            <text:p>1461</text:p>
          </table:table-cell>
          <table:table-cell office:value-type="float" office:value="0.497604" calcext:value-type="float">
            <text:p>0.497604</text:p>
          </table:table-cell>
          <table:table-cell office:value-type="float" office:value="90510" calcext:value-type="float">
            <text:p>905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9" calcext:value-type="float">
            <text:p>839</text:p>
          </table:table-cell>
          <table:table-cell office:value-type="float" office:value="1688" calcext:value-type="float">
            <text:p>1688</text:p>
          </table:table-cell>
          <table:table-cell office:value-type="float" office:value="0.497038" calcext:value-type="float">
            <text:p>0.497038</text:p>
          </table:table-cell>
          <table:table-cell office:value-type="float" office:value="106631" calcext:value-type="float">
            <text:p>10663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927" calcext:value-type="float">
            <text:p>927</text:p>
          </table:table-cell>
          <table:table-cell office:value-type="float" office:value="1867" calcext:value-type="float">
            <text:p>1867</text:p>
          </table:table-cell>
          <table:table-cell office:value-type="float" office:value="0.496518" calcext:value-type="float">
            <text:p>0.496518</text:p>
          </table:table-cell>
          <table:table-cell office:value-type="float" office:value="117458" calcext:value-type="float">
            <text:p>11745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046" calcext:value-type="float">
            <text:p>1046</text:p>
          </table:table-cell>
          <table:table-cell office:value-type="float" office:value="2104" calcext:value-type="float">
            <text:p>2104</text:p>
          </table:table-cell>
          <table:table-cell office:value-type="float" office:value="0.497148" calcext:value-type="float">
            <text:p>0.497148</text:p>
          </table:table-cell>
          <table:table-cell office:value-type="float" office:value="132518" calcext:value-type="float">
            <text:p>13251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151" calcext:value-type="float">
            <text:p>1151</text:p>
          </table:table-cell>
          <table:table-cell office:value-type="float" office:value="2312" calcext:value-type="float">
            <text:p>2312</text:p>
          </table:table-cell>
          <table:table-cell office:value-type="float" office:value="0.497837" calcext:value-type="float">
            <text:p>0.497837</text:p>
          </table:table-cell>
          <table:table-cell office:value-type="float" office:value="143445" calcext:value-type="float">
            <text:p>14344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293" calcext:value-type="float">
            <text:p>1293</text:p>
          </table:table-cell>
          <table:table-cell office:value-type="float" office:value="2592" calcext:value-type="float">
            <text:p>2592</text:p>
          </table:table-cell>
          <table:table-cell office:value-type="float" office:value="0.498843" calcext:value-type="float">
            <text:p>0.498843</text:p>
          </table:table-cell>
          <table:table-cell office:value-type="float" office:value="161943" calcext:value-type="float">
            <text:p>16194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435" calcext:value-type="float">
            <text:p>1435</text:p>
          </table:table-cell>
          <table:table-cell office:value-type="float" office:value="2880" calcext:value-type="float">
            <text:p>2880</text:p>
          </table:table-cell>
          <table:table-cell office:value-type="float" office:value="0.498264" calcext:value-type="float">
            <text:p>0.498264</text:p>
          </table:table-cell>
          <table:table-cell office:value-type="float" office:value="177389" calcext:value-type="float">
            <text:p>17738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611" calcext:value-type="float">
            <text:p>1611</text:p>
          </table:table-cell>
          <table:table-cell office:value-type="float" office:value="3233" calcext:value-type="float">
            <text:p>3233</text:p>
          </table:table-cell>
          <table:table-cell office:value-type="float" office:value="0.498299" calcext:value-type="float">
            <text:p>0.498299</text:p>
          </table:table-cell>
          <table:table-cell office:value-type="float" office:value="197605" calcext:value-type="float">
            <text:p>19760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352" calcext:value-type="float">
            <text:p>1352</text:p>
          </table:table-cell>
          <table:table-cell office:value-type="float" office:value="2706" calcext:value-type="float">
            <text:p>2706</text:p>
          </table:table-cell>
          <table:table-cell office:value-type="float" office:value="0.49963" calcext:value-type="float">
            <text:p>0.49963</text:p>
          </table:table-cell>
          <table:table-cell office:value-type="float" office:value="169067" calcext:value-type="float">
            <text:p>169067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516" calcext:value-type="float">
            <text:p>1516</text:p>
          </table:table-cell>
          <table:table-cell office:value-type="float" office:value="3034" calcext:value-type="float">
            <text:p>3034</text:p>
          </table:table-cell>
          <table:table-cell office:value-type="float" office:value="0.49967" calcext:value-type="float">
            <text:p>0.49967</text:p>
          </table:table-cell>
          <table:table-cell office:value-type="float" office:value="188125" calcext:value-type="float">
            <text:p>18812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686" calcext:value-type="float">
            <text:p>1686</text:p>
          </table:table-cell>
          <table:table-cell office:value-type="float" office:value="3374" calcext:value-type="float">
            <text:p>3374</text:p>
          </table:table-cell>
          <table:table-cell office:value-type="float" office:value="0.499704" calcext:value-type="float">
            <text:p>0.499704</text:p>
          </table:table-cell>
          <table:table-cell office:value-type="float" office:value="204896" calcext:value-type="float">
            <text:p>204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3" calcext:value-type="float">
            <text:p>1543</text:p>
          </table:table-cell>
          <table:table-cell office:value-type="float" office:value="3088" calcext:value-type="float">
            <text:p>3088</text:p>
          </table:table-cell>
          <table:table-cell office:value-type="float" office:value="0.499676" calcext:value-type="float">
            <text:p>0.499676</text:p>
          </table:table-cell>
          <table:table-cell office:value-type="float" office:value="187696" calcext:value-type="float">
            <text:p>187696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552" calcext:value-type="float">
            <text:p>1552</text:p>
          </table:table-cell>
          <table:table-cell office:value-type="float" office:value="3107" calcext:value-type="float">
            <text:p>3107</text:p>
          </table:table-cell>
          <table:table-cell office:value-type="float" office:value="0.499517" calcext:value-type="float">
            <text:p>0.499517</text:p>
          </table:table-cell>
          <table:table-cell office:value-type="float" office:value="189143" calcext:value-type="float">
            <text:p>189143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16" calcext:value-type="float">
            <text:p>1716</text:p>
          </table:table-cell>
          <table:table-cell office:value-type="float" office:value="3436" calcext:value-type="float">
            <text:p>3436</text:p>
          </table:table-cell>
          <table:table-cell office:value-type="float" office:value="0.499418" calcext:value-type="float">
            <text:p>0.499418</text:p>
          </table:table-cell>
          <table:table-cell office:value-type="float" office:value="211083" calcext:value-type="float">
            <text:p>211083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879" calcext:value-type="float">
            <text:p>1879</text:p>
          </table:table-cell>
          <table:table-cell office:value-type="float" office:value="3762" calcext:value-type="float">
            <text:p>3762</text:p>
          </table:table-cell>
          <table:table-cell office:value-type="float" office:value="0.499468" calcext:value-type="float">
            <text:p>0.499468</text:p>
          </table:table-cell>
          <table:table-cell office:value-type="float" office:value="227540" calcext:value-type="float">
            <text:p>227540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78" calcext:value-type="float">
            <text:p>1778</text:p>
          </table:table-cell>
          <table:table-cell office:value-type="float" office:value="3559" calcext:value-type="float">
            <text:p>3559</text:p>
          </table:table-cell>
          <table:table-cell office:value-type="float" office:value="0.499579" calcext:value-type="float">
            <text:p>0.499579</text:p>
          </table:table-cell>
          <table:table-cell office:value-type="float" office:value="216060" calcext:value-type="float">
            <text:p>216060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79" calcext:value-type="float">
            <text:p>1779</text:p>
          </table:table-cell>
          <table:table-cell office:value-type="float" office:value="3561" calcext:value-type="float">
            <text:p>3561</text:p>
          </table:table-cell>
          <table:table-cell office:value-type="float" office:value="0.499579" calcext:value-type="float">
            <text:p>0.499579</text:p>
          </table:table-cell>
          <table:table-cell office:value-type="float" office:value="217990" calcext:value-type="float">
            <text:p>217990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977" calcext:value-type="float">
            <text:p>1977</text:p>
          </table:table-cell>
          <table:table-cell office:value-type="float" office:value="3958" calcext:value-type="float">
            <text:p>3958</text:p>
          </table:table-cell>
          <table:table-cell office:value-type="float" office:value="0.499495" calcext:value-type="float">
            <text:p>0.499495</text:p>
          </table:table-cell>
          <table:table-cell office:value-type="float" office:value="239884" calcext:value-type="float">
            <text:p>23988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173" calcext:value-type="float">
            <text:p>2173</text:p>
          </table:table-cell>
          <table:table-cell office:value-type="float" office:value="4350" calcext:value-type="float">
            <text:p>4350</text:p>
          </table:table-cell>
          <table:table-cell office:value-type="float" office:value="0.49954" calcext:value-type="float">
            <text:p>0.49954</text:p>
          </table:table-cell>
          <table:table-cell office:value-type="float" office:value="261231" calcext:value-type="float">
            <text:p>26123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350" calcext:value-type="float">
            <text:p>2350</text:p>
          </table:table-cell>
          <table:table-cell office:value-type="float" office:value="4705" calcext:value-type="float">
            <text:p>4705</text:p>
          </table:table-cell>
          <table:table-cell office:value-type="float" office:value="0.499469" calcext:value-type="float">
            <text:p>0.499469</text:p>
          </table:table-cell>
          <table:table-cell office:value-type="float" office:value="280101" calcext:value-type="float">
            <text:p>28010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576" calcext:value-type="float">
            <text:p>2576</text:p>
          </table:table-cell>
          <table:table-cell office:value-type="float" office:value="5157" calcext:value-type="float">
            <text:p>5157</text:p>
          </table:table-cell>
          <table:table-cell office:value-type="float" office:value="0.499515" calcext:value-type="float">
            <text:p>0.499515</text:p>
          </table:table-cell>
          <table:table-cell office:value-type="float" office:value="316906" calcext:value-type="float">
            <text:p>3169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09" calcext:value-type="float">
            <text:p>2809</text:p>
          </table:table-cell>
          <table:table-cell office:value-type="float" office:value="5622" calcext:value-type="float">
            <text:p>5622</text:p>
          </table:table-cell>
          <table:table-cell office:value-type="float" office:value="0.499644" calcext:value-type="float">
            <text:p>0.499644</text:p>
          </table:table-cell>
          <table:table-cell office:value-type="float" office:value="338962" calcext:value-type="float">
            <text:p>33896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932" calcext:value-type="float">
            <text:p>2932</text:p>
          </table:table-cell>
          <table:table-cell office:value-type="float" office:value="5867" calcext:value-type="float">
            <text:p>5867</text:p>
          </table:table-cell>
          <table:table-cell office:value-type="float" office:value="0.499744" calcext:value-type="float">
            <text:p>0.499744</text:p>
          </table:table-cell>
          <table:table-cell office:value-type="float" office:value="348632" calcext:value-type="float">
            <text:p>34863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170" calcext:value-type="float">
            <text:p>3170</text:p>
          </table:table-cell>
          <table:table-cell office:value-type="float" office:value="6343" calcext:value-type="float">
            <text:p>6343</text:p>
          </table:table-cell>
          <table:table-cell office:value-type="float" office:value="0.499764" calcext:value-type="float">
            <text:p>0.499764</text:p>
          </table:table-cell>
          <table:table-cell office:value-type="float" office:value="374827" calcext:value-type="float">
            <text:p>37482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3441" calcext:value-type="float">
            <text:p>3441</text:p>
          </table:table-cell>
          <table:table-cell office:value-type="float" office:value="6888" calcext:value-type="float">
            <text:p>6888</text:p>
          </table:table-cell>
          <table:table-cell office:value-type="float" office:value="0.499564" calcext:value-type="float">
            <text:p>0.499564</text:p>
          </table:table-cell>
          <table:table-cell office:value-type="float" office:value="409515" calcext:value-type="float">
            <text:p>40951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274" calcext:value-type="float">
            <text:p>3274</text:p>
          </table:table-cell>
          <table:table-cell office:value-type="float" office:value="6550" calcext:value-type="float">
            <text:p>6550</text:p>
          </table:table-cell>
          <table:table-cell office:value-type="float" office:value="0.499847" calcext:value-type="float">
            <text:p>0.499847</text:p>
          </table:table-cell>
          <table:table-cell office:value-type="float" office:value="454467" calcext:value-type="float">
            <text:p>45446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3278" calcext:value-type="float">
            <text:p>3278</text:p>
          </table:table-cell>
          <table:table-cell office:value-type="float" office:value="6557" calcext:value-type="float">
            <text:p>6557</text:p>
          </table:table-cell>
          <table:table-cell office:value-type="float" office:value="0.499924" calcext:value-type="float">
            <text:p>0.499924</text:p>
          </table:table-cell>
          <table:table-cell office:value-type="float" office:value="390822" calcext:value-type="float">
            <text:p>39082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510" calcext:value-type="float">
            <text:p>3510</text:p>
          </table:table-cell>
          <table:table-cell office:value-type="float" office:value="7021" calcext:value-type="float">
            <text:p>7021</text:p>
          </table:table-cell>
          <table:table-cell office:value-type="float" office:value="0.499929" calcext:value-type="float">
            <text:p>0.499929</text:p>
          </table:table-cell>
          <table:table-cell office:value-type="float" office:value="424767" calcext:value-type="float">
            <text:p>424767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3757" calcext:value-type="float">
            <text:p>3757</text:p>
          </table:table-cell>
          <table:table-cell office:value-type="float" office:value="7515" calcext:value-type="float">
            <text:p>7515</text:p>
          </table:table-cell>
          <table:table-cell office:value-type="float" office:value="0.499933" calcext:value-type="float">
            <text:p>0.499933</text:p>
          </table:table-cell>
          <table:table-cell office:value-type="float" office:value="448304" calcext:value-type="float">
            <text:p>44830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504" calcext:value-type="float">
            <text:p>3504</text:p>
          </table:table-cell>
          <table:table-cell office:value-type="float" office:value="7009" calcext:value-type="float">
            <text:p>7009</text:p>
          </table:table-cell>
          <table:table-cell office:value-type="float" office:value="0.499929" calcext:value-type="float">
            <text:p>0.499929</text:p>
          </table:table-cell>
          <table:table-cell office:value-type="float" office:value="417826" calcext:value-type="float">
            <text:p>417826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3760" calcext:value-type="float">
            <text:p>3760</text:p>
          </table:table-cell>
          <table:table-cell office:value-type="float" office:value="7521" calcext:value-type="float">
            <text:p>7521</text:p>
          </table:table-cell>
          <table:table-cell office:value-type="float" office:value="0.499934" calcext:value-type="float">
            <text:p>0.499934</text:p>
          </table:table-cell>
          <table:table-cell office:value-type="float" office:value="462387" calcext:value-type="float">
            <text:p>462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41" calcext:value-type="float">
            <text:p>4041</text:p>
          </table:table-cell>
          <table:table-cell office:value-type="float" office:value="8083" calcext:value-type="float">
            <text:p>8083</text:p>
          </table:table-cell>
          <table:table-cell office:value-type="float" office:value="0.499938" calcext:value-type="float">
            <text:p>0.499938</text:p>
          </table:table-cell>
          <table:table-cell office:value-type="float" office:value="481459" calcext:value-type="float">
            <text:p>48145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300" calcext:value-type="float">
            <text:p>4300</text:p>
          </table:table-cell>
          <table:table-cell office:value-type="float" office:value="8601" calcext:value-type="float">
            <text:p>8601</text:p>
          </table:table-cell>
          <table:table-cell office:value-type="float" office:value="0.499942" calcext:value-type="float">
            <text:p>0.499942</text:p>
          </table:table-cell>
          <table:table-cell office:value-type="float" office:value="609014" calcext:value-type="float">
            <text:p>60901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857" calcext:value-type="float">
            <text:p>3857</text:p>
          </table:table-cell>
          <table:table-cell office:value-type="float" office:value="7714" calcext:value-type="float">
            <text:p>7714</text:p>
          </table:table-cell>
          <table:table-cell office:value-type="float" office:value="0.5" calcext:value-type="float">
            <text:p>0.5</text:p>
          </table:table-cell>
          <table:table-cell office:value-type="float" office:value="458742" calcext:value-type="float">
            <text:p>458742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102" calcext:value-type="float">
            <text:p>4102</text:p>
          </table:table-cell>
          <table:table-cell office:value-type="float" office:value="8205" calcext:value-type="float">
            <text:p>8205</text:p>
          </table:table-cell>
          <table:table-cell office:value-type="float" office:value="0.499939" calcext:value-type="float">
            <text:p>0.499939</text:p>
          </table:table-cell>
          <table:table-cell office:value-type="float" office:value="486820" calcext:value-type="float">
            <text:p>486820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371" calcext:value-type="float">
            <text:p>4371</text:p>
          </table:table-cell>
          <table:table-cell office:value-type="float" office:value="8743" calcext:value-type="float">
            <text:p>8743</text:p>
          </table:table-cell>
          <table:table-cell office:value-type="float" office:value="0.499943" calcext:value-type="float">
            <text:p>0.499943</text:p>
          </table:table-cell>
          <table:table-cell office:value-type="float" office:value="512383" calcext:value-type="float">
            <text:p>51238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686" calcext:value-type="float">
            <text:p>4686</text:p>
          </table:table-cell>
          <table:table-cell office:value-type="float" office:value="9373" calcext:value-type="float">
            <text:p>9373</text:p>
          </table:table-cell>
          <table:table-cell office:value-type="float" office:value="0.499947" calcext:value-type="float">
            <text:p>0.499947</text:p>
          </table:table-cell>
          <table:table-cell office:value-type="float" office:value="553932" calcext:value-type="float">
            <text:p>55393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974" calcext:value-type="float">
            <text:p>4974</text:p>
          </table:table-cell>
          <table:table-cell office:value-type="float" office:value="9949" calcext:value-type="float">
            <text:p>9949</text:p>
          </table:table-cell>
          <table:table-cell office:value-type="float" office:value="0.49995" calcext:value-type="float">
            <text:p>0.49995</text:p>
          </table:table-cell>
          <table:table-cell office:value-type="float" office:value="593059" calcext:value-type="float">
            <text:p>593059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5287" calcext:value-type="float">
            <text:p>5287</text:p>
          </table:table-cell>
          <table:table-cell office:value-type="float" office:value="10575" calcext:value-type="float">
            <text:p>10575</text:p>
          </table:table-cell>
          <table:table-cell office:value-type="float" office:value="0.499953" calcext:value-type="float">
            <text:p>0.499953</text:p>
          </table:table-cell>
          <table:table-cell office:value-type="float" office:value="617896" calcext:value-type="float">
            <text:p>61789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5497" calcext:value-type="float">
            <text:p>5497</text:p>
          </table:table-cell>
          <table:table-cell office:value-type="float" office:value="10994" calcext:value-type="float">
            <text:p>10994</text:p>
          </table:table-cell>
          <table:table-cell office:value-type="float" office:value="0.5" calcext:value-type="float">
            <text:p>0.5</text:p>
          </table:table-cell>
          <table:table-cell office:value-type="float" office:value="659641" calcext:value-type="float">
            <text:p>659641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5839" calcext:value-type="float">
            <text:p>5839</text:p>
          </table:table-cell>
          <table:table-cell office:value-type="float" office:value="11678" calcext:value-type="float">
            <text:p>11678</text:p>
          </table:table-cell>
          <table:table-cell office:value-type="float" office:value="0.5" calcext:value-type="float">
            <text:p>0.5</text:p>
          </table:table-cell>
          <table:table-cell office:value-type="float" office:value="719958" calcext:value-type="float">
            <text:p>719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46" calcext:value-type="float">
            <text:p>6146</text:p>
          </table:table-cell>
          <table:table-cell office:value-type="float" office:value="12292" calcext:value-type="float">
            <text:p>12292</text:p>
          </table:table-cell>
          <table:table-cell office:value-type="float" office:value="0.5" calcext:value-type="float">
            <text:p>0.5</text:p>
          </table:table-cell>
          <table:table-cell office:value-type="float" office:value="744664" calcext:value-type="float">
            <text:p>744664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6528" calcext:value-type="float">
            <text:p>6528</text:p>
          </table:table-cell>
          <table:table-cell office:value-type="float" office:value="13056" calcext:value-type="float">
            <text:p>13056</text:p>
          </table:table-cell>
          <table:table-cell office:value-type="float" office:value="0.5" calcext:value-type="float">
            <text:p>0.5</text:p>
          </table:table-cell>
          <table:table-cell office:value-type="float" office:value="819251" calcext:value-type="float">
            <text:p>81925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876" calcext:value-type="float">
            <text:p>5876</text:p>
          </table:table-cell>
          <table:table-cell office:value-type="float" office:value="11751" calcext:value-type="float">
            <text:p>11751</text:p>
          </table:table-cell>
          <table:table-cell office:value-type="float" office:value="0.500043" calcext:value-type="float">
            <text:p>0.500043</text:p>
          </table:table-cell>
          <table:table-cell office:value-type="float" office:value="738928" calcext:value-type="float">
            <text:p>738928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6201" calcext:value-type="float">
            <text:p>6201</text:p>
          </table:table-cell>
          <table:table-cell office:value-type="float" office:value="12401" calcext:value-type="float">
            <text:p>12401</text:p>
          </table:table-cell>
          <table:table-cell office:value-type="float" office:value="0.50004" calcext:value-type="float">
            <text:p>0.50004</text:p>
          </table:table-cell>
          <table:table-cell office:value-type="float" office:value="738880" calcext:value-type="float">
            <text:p>738880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6585" calcext:value-type="float">
            <text:p>6585</text:p>
          </table:table-cell>
          <table:table-cell office:value-type="float" office:value="13169" calcext:value-type="float">
            <text:p>13169</text:p>
          </table:table-cell>
          <table:table-cell office:value-type="float" office:value="0.500038" calcext:value-type="float">
            <text:p>0.500038</text:p>
          </table:table-cell>
          <table:table-cell office:value-type="float" office:value="789264" calcext:value-type="float">
            <text:p>78926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6952" calcext:value-type="float">
            <text:p>6952</text:p>
          </table:table-cell>
          <table:table-cell office:value-type="float" office:value="13903" calcext:value-type="float">
            <text:p>13903</text:p>
          </table:table-cell>
          <table:table-cell office:value-type="float" office:value="0.500036" calcext:value-type="float">
            <text:p>0.500036</text:p>
          </table:table-cell>
          <table:table-cell office:value-type="float" office:value="842474" calcext:value-type="float">
            <text:p>84247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7308" calcext:value-type="float">
            <text:p>7308</text:p>
          </table:table-cell>
          <table:table-cell office:value-type="float" office:value="14615" calcext:value-type="float">
            <text:p>14615</text:p>
          </table:table-cell>
          <table:table-cell office:value-type="float" office:value="0.500034" calcext:value-type="float">
            <text:p>0.500034</text:p>
          </table:table-cell>
          <table:table-cell office:value-type="float" office:value="870587" calcext:value-type="float">
            <text:p>870587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7721" calcext:value-type="float">
            <text:p>7721</text:p>
          </table:table-cell>
          <table:table-cell office:value-type="float" office:value="15441" calcext:value-type="float">
            <text:p>15441</text:p>
          </table:table-cell>
          <table:table-cell office:value-type="float" office:value="0.500032" calcext:value-type="float">
            <text:p>0.500032</text:p>
          </table:table-cell>
          <table:table-cell office:value-type="float" office:value="939970" calcext:value-type="float">
            <text:p>93997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8120" calcext:value-type="float">
            <text:p>8120</text:p>
          </table:table-cell>
          <table:table-cell office:value-type="float" office:value="16239" calcext:value-type="float">
            <text:p>16239</text:p>
          </table:table-cell>
          <table:table-cell office:value-type="float" office:value="0.500031" calcext:value-type="float">
            <text:p>0.500031</text:p>
          </table:table-cell>
          <table:table-cell office:value-type="float" office:value="953016" calcext:value-type="float">
            <text:p>95301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8536" calcext:value-type="float">
            <text:p>8536</text:p>
          </table:table-cell>
          <table:table-cell office:value-type="float" office:value="17071" calcext:value-type="float">
            <text:p>17071</text:p>
          </table:table-cell>
          <table:table-cell office:value-type="float" office:value="0.500029" calcext:value-type="float">
            <text:p>0.500029</text:p>
          </table:table-cell>
          <table:table-cell office:value-type="float" office:value="1073604" calcext:value-type="float">
            <text:p>1073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78" calcext:value-type="float">
            <text:p>8978</text:p>
          </table:table-cell>
          <table:table-cell office:value-type="float" office:value="17955" calcext:value-type="float">
            <text:p>17955</text:p>
          </table:table-cell>
          <table:table-cell office:value-type="float" office:value="0.500028" calcext:value-type="float">
            <text:p>0.500028</text:p>
          </table:table-cell>
          <table:table-cell office:value-type="float" office:value="1061366" calcext:value-type="float">
            <text:p>106136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9428" calcext:value-type="float">
            <text:p>9428</text:p>
          </table:table-cell>
          <table:table-cell office:value-type="float" office:value="18855" calcext:value-type="float">
            <text:p>18855</text:p>
          </table:table-cell>
          <table:table-cell office:value-type="float" office:value="0.500027" calcext:value-type="float">
            <text:p>0.500027</text:p>
          </table:table-cell>
          <table:table-cell office:value-type="float" office:value="1141011" calcext:value-type="float">
            <text:p>114101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9891" calcext:value-type="float">
            <text:p>9891</text:p>
          </table:table-cell>
          <table:table-cell office:value-type="float" office:value="19781" calcext:value-type="float">
            <text:p>19781</text:p>
          </table:table-cell>
          <table:table-cell office:value-type="float" office:value="0.500025" calcext:value-type="float">
            <text:p>0.500025</text:p>
          </table:table-cell>
          <table:table-cell office:value-type="float" office:value="1190571" calcext:value-type="float">
            <text:p>1190571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0363" calcext:value-type="float">
            <text:p>10363</text:p>
          </table:table-cell>
          <table:table-cell office:value-type="float" office:value="20725" calcext:value-type="float">
            <text:p>20725</text:p>
          </table:table-cell>
          <table:table-cell office:value-type="float" office:value="0.500024" calcext:value-type="float">
            <text:p>0.500024</text:p>
          </table:table-cell>
          <table:table-cell office:value-type="float" office:value="1228825" calcext:value-type="float">
            <text:p>122882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0885" calcext:value-type="float">
            <text:p>10885</text:p>
          </table:table-cell>
          <table:table-cell office:value-type="float" office:value="21769" calcext:value-type="float">
            <text:p>21769</text:p>
          </table:table-cell>
          <table:table-cell office:value-type="float" office:value="0.500023" calcext:value-type="float">
            <text:p>0.500023</text:p>
          </table:table-cell>
          <table:table-cell office:value-type="float" office:value="1303814" calcext:value-type="float">
            <text:p>130381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1378" calcext:value-type="float">
            <text:p>11378</text:p>
          </table:table-cell>
          <table:table-cell office:value-type="float" office:value="22755" calcext:value-type="float">
            <text:p>22755</text:p>
          </table:table-cell>
          <table:table-cell office:value-type="float" office:value="0.500022" calcext:value-type="float">
            <text:p>0.500022</text:p>
          </table:table-cell>
          <table:table-cell office:value-type="float" office:value="1390924" calcext:value-type="float">
            <text:p>139092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1898" calcext:value-type="float">
            <text:p>11898</text:p>
          </table:table-cell>
          <table:table-cell office:value-type="float" office:value="23793" calcext:value-type="float">
            <text:p>23793</text:p>
          </table:table-cell>
          <table:table-cell office:value-type="float" office:value="0.500063" calcext:value-type="float">
            <text:p>0.500063</text:p>
          </table:table-cell>
          <table:table-cell office:value-type="float" office:value="1413432" calcext:value-type="float">
            <text:p>141343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2429" calcext:value-type="float">
            <text:p>12429</text:p>
          </table:table-cell>
          <table:table-cell office:value-type="float" office:value="24855" calcext:value-type="float">
            <text:p>24855</text:p>
          </table:table-cell>
          <table:table-cell office:value-type="float" office:value="0.50006" calcext:value-type="float">
            <text:p>0.50006</text:p>
          </table:table-cell>
          <table:table-cell office:value-type="float" office:value="1475662" calcext:value-type="float">
            <text:p>1475662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2964" calcext:value-type="float">
            <text:p>12964</text:p>
          </table:table-cell>
          <table:table-cell office:value-type="float" office:value="25925" calcext:value-type="float">
            <text:p>25925</text:p>
          </table:table-cell>
          <table:table-cell office:value-type="float" office:value="0.500058" calcext:value-type="float">
            <text:p>0.500058</text:p>
          </table:table-cell>
          <table:table-cell office:value-type="float" office:value="1544789" calcext:value-type="float">
            <text:p>1544789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3526" calcext:value-type="float">
            <text:p>13526</text:p>
          </table:table-cell>
          <table:table-cell office:value-type="float" office:value="27049" calcext:value-type="float">
            <text:p>27049</text:p>
          </table:table-cell>
          <table:table-cell office:value-type="float" office:value="0.500055" calcext:value-type="float">
            <text:p>0.500055</text:p>
          </table:table-cell>
          <table:table-cell office:value-type="float" office:value="1608003" calcext:value-type="float">
            <text:p>16080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103" calcext:value-type="float">
            <text:p>14103</text:p>
          </table:table-cell>
          <table:table-cell office:value-type="float" office:value="28201" calcext:value-type="float">
            <text:p>28201</text:p>
          </table:table-cell>
          <table:table-cell office:value-type="float" office:value="0.500089" calcext:value-type="float">
            <text:p>0.500089</text:p>
          </table:table-cell>
          <table:table-cell office:value-type="float" office:value="1687288" calcext:value-type="float">
            <text:p>168728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4656" calcext:value-type="float">
            <text:p>14656</text:p>
          </table:table-cell>
          <table:table-cell office:value-type="float" office:value="29307" calcext:value-type="float">
            <text:p>29307</text:p>
          </table:table-cell>
          <table:table-cell office:value-type="float" office:value="0.500085" calcext:value-type="float">
            <text:p>0.500085</text:p>
          </table:table-cell>
          <table:table-cell office:value-type="float" office:value="1784295" calcext:value-type="float">
            <text:p>1784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16:08:30.916130956</dc:date>
    <meta:editing-duration>PT2M23S</meta:editing-duration>
    <meta:editing-cycles>1</meta:editing-cycles>
    <meta:document-statistic meta:table-count="1" meta:cell-count="1055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legend chart:legend-position="end" svg:x="13.159cm" svg:y="3.955cm" style:legend-expansion="high" chart:style-name="ch2"/>
        <chart:plot-area chart:style-name="ch3" table:cell-range-address="out.B1:out.C211" svg:x="0.32cm" svg:y="0.18cm" svg:width="12.519cm" svg:height="8.646cm">
          <chart:coordinate-region svg:x="1.679cm" svg:y="0.379cm" svg:width="11.069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B1:out.B211" chart:class="chart:line">
            <chart:data-point chart:repeated="211"/>
          </chart:series>
          <chart:series chart:style-name="ch8" chart:values-cell-range-address="out.C1:out.C211" chart:class="chart:line">
            <chart:data-point chart:repeated="2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.B1:out.B211</svg:desc>
                </draw:g>
              </table:table-cell>
              <table:table-cell office:value-type="float" office:value="20">
                <text:p>20</text:p>
                <draw:g>
                  <svg:desc>out.C1:out.C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">
                <text:p>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">
                <text:p>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">
                <text:p>5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">
                <text:p>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">
                <text:p>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">
                <text:p>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">
                <text:p>5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">
                <text:p>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">
                <text:p>4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">
                <text:p>6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">
                <text:p>6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">
                <text:p>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">
                <text:p>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">
                <text:p>5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">
                <text:p>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">
                <text:p>6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">
                <text:p>6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">
                <text:p>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">
                <text:p>7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9">
                <text:p>20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">
                <text:p>17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8">
                <text:p>19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3">
                <text:p>25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9">
                <text:p>27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">
                <text:p>16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4">
                <text:p>1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0">
                <text:p>2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5">
                <text:p>22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0">
                <text:p>22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6">
                <text:p>25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4">
                <text:p>28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8">
                <text:p>21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0">
                <text:p>28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8">
                <text:p>34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8">
                <text:p>26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9">
                <text:p>32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1">
                <text:p>391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5">
                <text:p>44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5">
                <text:p>37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7">
                <text:p>387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5">
                <text:p>44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9">
                <text:p>509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0">
                <text:p>59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">
                <text:p>37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3">
                <text:p>42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">
                <text:p>46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9">
                <text:p>46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8">
                <text:p>45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4">
                <text:p>53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1">
                <text:p>61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4">
                <text:p>45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0">
                <text:p>52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1">
                <text:p>60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0">
                <text:p>66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3">
                <text:p>583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4">
                <text:p>634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7">
                <text:p>72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39">
                <text:p>839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7">
                <text:p>927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6">
                <text:p>1046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1">
                <text:p>115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93">
                <text:p>1293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35">
                <text:p>1435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11">
                <text:p>1611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52">
                <text:p>1352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16">
                <text:p>1516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6">
                <text:p>1686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3">
                <text:p>1543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2">
                <text:p>1552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6">
                <text:p>1716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79">
                <text:p>1879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78">
                <text:p>1778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79">
                <text:p>1779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77">
                <text:p>1977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73">
                <text:p>2173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50">
                <text:p>2350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76">
                <text:p>2576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09">
                <text:p>2809</text:p>
              </table:table-cell>
              <table:table-cell office:value-type="float" office:value="5622">
                <text:p>56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32">
                <text:p>2932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70">
                <text:p>3170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41">
                <text:p>3441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74">
                <text:p>327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78">
                <text:p>3278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0">
                <text:p>3510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57">
                <text:p>3757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04">
                <text:p>3504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60">
                <text:p>3760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41">
                <text:p>4041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00">
                <text:p>4300</text:p>
              </table:table-cell>
              <table:table-cell office:value-type="float" office:value="8601">
                <text:p>86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57">
                <text:p>3857</text:p>
              </table:table-cell>
              <table:table-cell office:value-type="float" office:value="7714">
                <text:p>77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02">
                <text:p>4102</text:p>
              </table:table-cell>
              <table:table-cell office:value-type="float" office:value="8205">
                <text:p>82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71">
                <text:p>4371</text:p>
              </table:table-cell>
              <table:table-cell office:value-type="float" office:value="8743">
                <text:p>87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86">
                <text:p>4686</text:p>
              </table:table-cell>
              <table:table-cell office:value-type="float" office:value="9373">
                <text:p>93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74">
                <text:p>4974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87">
                <text:p>5287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97">
                <text:p>5497</text:p>
              </table:table-cell>
              <table:table-cell office:value-type="float" office:value="10994">
                <text:p>109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39">
                <text:p>5839</text:p>
              </table:table-cell>
              <table:table-cell office:value-type="float" office:value="11678">
                <text:p>116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46">
                <text:p>6146</text:p>
              </table:table-cell>
              <table:table-cell office:value-type="float" office:value="12292">
                <text:p>122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28">
                <text:p>6528</text:p>
              </table:table-cell>
              <table:table-cell office:value-type="float" office:value="13056">
                <text:p>13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76">
                <text:p>5876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01">
                <text:p>6201</text:p>
              </table:table-cell>
              <table:table-cell office:value-type="float" office:value="12401">
                <text:p>124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85">
                <text:p>6585</text:p>
              </table:table-cell>
              <table:table-cell office:value-type="float" office:value="13169">
                <text:p>131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52">
                <text:p>6952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308">
                <text:p>7308</text:p>
              </table:table-cell>
              <table:table-cell office:value-type="float" office:value="14615">
                <text:p>146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21">
                <text:p>7721</text:p>
              </table:table-cell>
              <table:table-cell office:value-type="float" office:value="15441">
                <text:p>154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120">
                <text:p>8120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36">
                <text:p>8536</text:p>
              </table:table-cell>
              <table:table-cell office:value-type="float" office:value="17071">
                <text:p>170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78">
                <text:p>8978</text:p>
              </table:table-cell>
              <table:table-cell office:value-type="float" office:value="17955">
                <text:p>179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428">
                <text:p>9428</text:p>
              </table:table-cell>
              <table:table-cell office:value-type="float" office:value="18855">
                <text:p>188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91">
                <text:p>9891</text:p>
              </table:table-cell>
              <table:table-cell office:value-type="float" office:value="19781">
                <text:p>197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363">
                <text:p>10363</text:p>
              </table:table-cell>
              <table:table-cell office:value-type="float" office:value="20725">
                <text:p>207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885">
                <text:p>10885</text:p>
              </table:table-cell>
              <table:table-cell office:value-type="float" office:value="21769">
                <text:p>21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378">
                <text:p>11378</text:p>
              </table:table-cell>
              <table:table-cell office:value-type="float" office:value="22755">
                <text:p>227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898">
                <text:p>11898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429">
                <text:p>12429</text:p>
              </table:table-cell>
              <table:table-cell office:value-type="float" office:value="24855">
                <text:p>248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964">
                <text:p>12964</text:p>
              </table:table-cell>
              <table:table-cell office:value-type="float" office:value="25925">
                <text:p>259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526">
                <text:p>13526</text:p>
              </table:table-cell>
              <table:table-cell office:value-type="float" office:value="27049">
                <text:p>270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103">
                <text:p>14103</text:p>
              </table:table-cell>
              <table:table-cell office:value-type="float" office:value="28201">
                <text:p>282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656">
                <text:p>14656</text:p>
              </table:table-cell>
              <table:table-cell office:value-type="float" office:value="29307">
                <text:p>29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legend chart:legend-position="end" svg:x="13.132cm" svg:y="4.203cm" style:legend-expansion="high" chart:style-name="ch2"/>
        <chart:plot-area chart:style-name="ch3" table:cell-range-address="out.E1:out.E211" svg:x="0.319cm" svg:y="0.18cm" svg:width="12.494cm" svg:height="8.645cm">
          <chart:coordinate-region svg:x="2.052cm" svg:y="0.379cm" svg:width="10.761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E1:out.E211" chart:class="chart:line">
            <chart:data-point chart:repeated="2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77">
                <text:p>60077</text:p>
                <draw:g>
                  <svg:desc>out.E1:out.E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6">
                <text:p>4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05">
                <text:p>5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68">
                <text:p>5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79">
                <text:p>4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65">
                <text:p>6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17">
                <text:p>55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78">
                <text:p>56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59">
                <text:p>7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29">
                <text:p>7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37">
                <text:p>76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11">
                <text:p>9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91">
                <text:p>123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97">
                <text:p>7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69">
                <text:p>92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75">
                <text:p>9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57">
                <text:p>82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68">
                <text:p>11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1">
                <text:p>8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47">
                <text:p>8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06">
                <text:p>106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78">
                <text:p>11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28">
                <text:p>116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59">
                <text:p>101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893">
                <text:p>118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811">
                <text:p>128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91">
                <text:p>105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68">
                <text:p>98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28">
                <text:p>90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137">
                <text:p>121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599">
                <text:p>345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394">
                <text:p>253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328">
                <text:p>23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646">
                <text:p>286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771">
                <text:p>36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507">
                <text:p>395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785">
                <text:p>24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62">
                <text:p>30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284">
                <text:p>292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32">
                <text:p>29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801">
                <text:p>338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477">
                <text:p>374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996">
                <text:p>28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344">
                <text:p>333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421">
                <text:p>454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672">
                <text:p>466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684">
                <text:p>356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430">
                <text:p>434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009">
                <text:p>510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452">
                <text:p>58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089">
                <text:p>480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495">
                <text:p>50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142">
                <text:p>59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441">
                <text:p>664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029">
                <text:p>76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7314">
                <text:p>473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701">
                <text:p>537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542">
                <text:p>655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374">
                <text:p>61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141">
                <text:p>591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750">
                <text:p>687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7822">
                <text:p>778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427">
                <text:p>574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574">
                <text:p>655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5180">
                <text:p>75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3547">
                <text:p>835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523">
                <text:p>725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931">
                <text:p>909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510">
                <text:p>905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631">
                <text:p>1066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7458">
                <text:p>1174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2518">
                <text:p>1325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445">
                <text:p>143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1943">
                <text:p>1619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7389">
                <text:p>1773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7605">
                <text:p>1976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067">
                <text:p>1690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8125">
                <text:p>18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4896">
                <text:p>204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7696">
                <text:p>1876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9143">
                <text:p>189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7540">
                <text:p>2275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6060">
                <text:p>2160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7990">
                <text:p>2179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9884">
                <text:p>2398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1231">
                <text:p>2612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0101">
                <text:p>2801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6906">
                <text:p>3169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962">
                <text:p>3389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8632">
                <text:p>3486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4827">
                <text:p>3748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9515">
                <text:p>4095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4467">
                <text:p>4544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0822">
                <text:p>3908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4767">
                <text:p>4247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8304">
                <text:p>4483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7826">
                <text:p>4178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387">
                <text:p>4623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1459">
                <text:p>4814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9014">
                <text:p>6090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8742">
                <text:p>4587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6820">
                <text:p>4868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2383">
                <text:p>5123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3932">
                <text:p>5539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3059">
                <text:p>5930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7896">
                <text:p>6178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59641">
                <text:p>6596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9958">
                <text:p>7199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4664">
                <text:p>7446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9251">
                <text:p>8192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8928">
                <text:p>7389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8880">
                <text:p>7388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9264">
                <text:p>7892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2474">
                <text:p>8424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0587">
                <text:p>87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39970">
                <text:p>9399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3016">
                <text:p>953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73604">
                <text:p>10736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1366">
                <text:p>10613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41011">
                <text:p>11410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0571">
                <text:p>11905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28825">
                <text:p>12288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3814">
                <text:p>13038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90924">
                <text:p>13909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13432">
                <text:p>14134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5662">
                <text:p>14756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44789">
                <text:p>15447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08003">
                <text:p>16080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87288">
                <text:p>16872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84295">
                <text:p>1784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legend chart:legend-position="end" svg:x="13.132cm" svg:y="4.204cm" style:legend-expansion="high" chart:style-name="ch2"/>
        <chart:plot-area chart:style-name="ch3" table:cell-range-address="out.D1:out.D211" svg:x="0.319cm" svg:y="0.18cm" svg:width="12.494cm" svg:height="8.646cm">
          <chart:coordinate-region svg:x="1.046cm" svg:y="0.38cm" svg:width="11.68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D1:out.D211" chart:class="chart:line">
            <chart:data-point chart:repeated="2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out.D1:out.D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1429">
                <text:p>0.0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1429">
                <text:p>0.0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31707">
                <text:p>0.0731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14286">
                <text:p>0.0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">
                <text:p>0.08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0741">
                <text:p>0.074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16327">
                <text:p>0.0816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2105">
                <text:p>0.0842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263">
                <text:p>0.105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6883">
                <text:p>0.116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2542">
                <text:p>0.152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2174">
                <text:p>0.152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4706">
                <text:p>0.164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129">
                <text:p>0.16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4835">
                <text:p>0.164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9492">
                <text:p>0.169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6522">
                <text:p>0.156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8696">
                <text:p>0.1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8108">
                <text:p>0.108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18367">
                <text:p>0.09183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883">
                <text:p>0.116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3043">
                <text:p>0.163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4419">
                <text:p>0.174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5385">
                <text:p>0.215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8333">
                <text:p>0.208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3529">
                <text:p>0.223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043">
                <text:p>0.234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8571">
                <text:p>0.228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7826">
                <text:p>0.347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7356">
                <text:p>0.287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8462">
                <text:p>0.3384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1111">
                <text:p>0.361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2252">
                <text:p>0.252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1111">
                <text:p>0.311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2857">
                <text:p>0.342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55263">
                <text:p>0.355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5263">
                <text:p>0.355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1839">
                <text:p>0.321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15217">
                <text:p>0.315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6531">
                <text:p>0.326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0755">
                <text:p>0.320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0189">
                <text:p>0.3301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1064">
                <text:p>0.3510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4167">
                <text:p>0.354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6154">
                <text:p>0.3461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7586">
                <text:p>0.327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636">
                <text:p>0.3636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8932">
                <text:p>0.368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203">
                <text:p>0.3252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7143">
                <text:p>0.307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10811">
                <text:p>0.3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3939">
                <text:p>0.3939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604">
                <text:p>0.396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3511">
                <text:p>0.3435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186">
                <text:p>0.44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186">
                <text:p>0.44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963">
                <text:p>0.379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68421">
                <text:p>0.3684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1918">
                <text:p>0.321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2148">
                <text:p>0.322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9435">
                <text:p>0.299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5941">
                <text:p>0.405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4331">
                <text:p>0.354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6589">
                <text:p>0.356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6589">
                <text:p>0.356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1395">
                <text:p>0.331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956">
                <text:p>0.43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4086">
                <text:p>0.44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1304">
                <text:p>0.3913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79032">
                <text:p>0.379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7476">
                <text:p>0.4174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7476">
                <text:p>0.417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2416">
                <text:p>0.3624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7476">
                <text:p>0.417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6688">
                <text:p>0.3566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1648">
                <text:p>0.3516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102">
                <text:p>0.3401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3701">
                <text:p>0.3937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2353">
                <text:p>0.3823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1295">
                <text:p>0.381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77907">
                <text:p>0.3779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73626">
                <text:p>0.373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6667">
                <text:p>0.4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62366">
                <text:p>0.4623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4697">
                <text:p>0.446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34109">
                <text:p>0.434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62264">
                <text:p>0.4622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40559">
                <text:p>0.4405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62264">
                <text:p>0.4622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69697">
                <text:p>0.4696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61039">
                <text:p>0.461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4348">
                <text:p>0.4543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1481">
                <text:p>0.481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80226">
                <text:p>0.480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64789">
                <text:p>0.464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1679">
                <text:p>0.4616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49275">
                <text:p>0.449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6957">
                <text:p>0.486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8064">
                <text:p>0.4880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4211">
                <text:p>0.4842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1799">
                <text:p>0.4817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6726">
                <text:p>0.4867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79401">
                <text:p>0.4794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7973">
                <text:p>0.479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0991">
                <text:p>0.490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91329">
                <text:p>0.4913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8951">
                <text:p>0.48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9339">
                <text:p>0.4793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85507">
                <text:p>0.4855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88131">
                <text:p>0.4881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85714">
                <text:p>0.485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82124">
                <text:p>0.482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88281">
                <text:p>0.4882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6792">
                <text:p>0.486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84222">
                <text:p>0.484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83381">
                <text:p>0.4833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8124">
                <text:p>0.481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94652">
                <text:p>0.4946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93582">
                <text:p>0.4935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94726">
                <text:p>0.494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93165">
                <text:p>0.4931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5135">
                <text:p>0.495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93075">
                <text:p>0.4930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9314">
                <text:p>0.493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97807">
                <text:p>0.4978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97608">
                <text:p>0.4976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97517">
                <text:p>0.4975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96241">
                <text:p>0.4962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97865">
                <text:p>0.4978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97255">
                <text:p>0.4972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97604">
                <text:p>0.497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7038">
                <text:p>0.4970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96518">
                <text:p>0.4965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97148">
                <text:p>0.4971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97837">
                <text:p>0.4978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98843">
                <text:p>0.498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98264">
                <text:p>0.4982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98299">
                <text:p>0.4982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9963">
                <text:p>0.499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9967">
                <text:p>0.499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99704">
                <text:p>0.4997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99676">
                <text:p>0.4996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99517">
                <text:p>0.4995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99418">
                <text:p>0.4994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99468">
                <text:p>0.4994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99579">
                <text:p>0.4995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9579">
                <text:p>0.4995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9495">
                <text:p>0.499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954">
                <text:p>0.499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99469">
                <text:p>0.4994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99515">
                <text:p>0.4995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99644">
                <text:p>0.499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99744">
                <text:p>0.499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99764">
                <text:p>0.4997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99564">
                <text:p>0.4995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99847">
                <text:p>0.4998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99924">
                <text:p>0.4999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99929">
                <text:p>0.4999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99933">
                <text:p>0.4999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99929">
                <text:p>0.4999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9934">
                <text:p>0.4999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99938">
                <text:p>0.499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99942">
                <text:p>0.4999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99939">
                <text:p>0.4999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99943">
                <text:p>0.4999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99947">
                <text:p>0.4999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9995">
                <text:p>0.499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99953">
                <text:p>0.4999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00043">
                <text:p>0.500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0004">
                <text:p>0.50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00038">
                <text:p>0.5000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00036">
                <text:p>0.5000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00034">
                <text:p>0.5000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00032">
                <text:p>0.5000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00031">
                <text:p>0.5000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00029">
                <text:p>0.5000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00028">
                <text:p>0.5000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00027">
                <text:p>0.5000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0025">
                <text:p>0.5000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0024">
                <text:p>0.5000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0023">
                <text:p>0.5000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00022">
                <text:p>0.5000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00063">
                <text:p>0.5000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0006">
                <text:p>0.50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0058">
                <text:p>0.5000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00055">
                <text:p>0.5000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00089">
                <text:p>0.5000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00085">
                <text:p>0.500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